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9" style:parent-style-name="Fuentedepárrafopredeter." style:family="text"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24" style:parent-style-name="Fuentedepárrafopredeter." style:family="text"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T27" style:parent-style-name="Fuentedepárrafopredeter." style:family="text">
      <style:text-properties fo:font-size="36pt" style:font-size-asian="36pt" style:font-size-complex="36pt"/>
    </style:style>
    <style:style style:name="T28" style:parent-style-name="Fuentedepárrafopredeter." style:family="text"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</style:style>
    <style:style style:name="TableColumn32" style:family="table-column">
      <style:table-column-properties style:column-width="3.3229in" style:use-optimal-column-width="false"/>
    </style:style>
    <style:style style:name="TableColumn33" style:family="table-column">
      <style:table-column-properties style:column-width="3.927in" style:use-optimal-column-width="false"/>
    </style:style>
    <style:style style:name="Table31" style:family="table">
      <style:table-properties style:width="7.25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</style:style>
    <style:style style:name="T56" style:parent-style-name="Fuentedepárrafopredeter." style:family="text"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54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/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 style:font-size-complex="26pt"/>
    </style:style>
    <style:style style:name="P106" style:parent-style-name="Normal" style:family="paragraph">
      <style:paragraph-properties fo:break-before="page"/>
    </style:style>
    <style:style style:name="T10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language="es" fo:country="MX"/>
    </style:style>
    <style:style style:name="T108" style:parent-style-name="Fuentedepárrafopredeter." style:family="text">
      <style:text-properties style:font-name="Arial" style:font-name-asian="Arial" style:font-name-complex="Arial" fo:language="es" fo:country="MX"/>
    </style:style>
    <style:style style:name="T10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language="es" fo:country="MX"/>
    </style:style>
    <style:style style:name="T110" style:parent-style-name="Fuentedepárrafopredeter." style:family="text">
      <style:text-properties style:font-name="Arial" style:font-name-asian="Arial" style:font-name-complex="Arial" fo:language="es" fo:country="MX"/>
    </style:style>
    <style:style style:name="P111" style:parent-style-name="Normal" style:family="paragraph">
      <style:text-properties style:font-name="Arial" style:font-name-asian="Arial" style:font-name-complex="Arial" fo:language="es" fo:country="MX"/>
    </style:style>
    <style:style style:name="P112" style:parent-style-name="Normal" style:family="paragraph">
      <style:text-properties style:font-name="Arial" style:font-name-asian="Arial" style:font-name-complex="Arial" fo:language="es" fo:country="MX"/>
    </style:style>
    <style:style style:name="P113" style:parent-style-name="Normal" style:family="paragraph">
      <style:text-properties style:font-name="Arial" style:font-name-asian="Arial" style:font-name-complex="Arial" fo:language="es" fo:country="MX"/>
    </style:style>
    <style:style style:name="P114" style:parent-style-name="Normal" style:family="paragraph">
      <style:text-properties style:font-name="Arial" style:font-name-asian="Arial" style:font-name-complex="Arial" fo:language="es" fo:country="MX"/>
    </style:style>
    <style:style style:name="P115" style:parent-style-name="Normal" style:family="paragraph">
      <style:text-properties style:font-name="Arial" style:font-name-asian="Arial" style:font-name-complex="Arial" fo:language="es" fo:country="MX"/>
    </style:style>
    <style:style style:name="P116" style:parent-style-name="Normal" style:family="paragraph">
      <style:text-properties style:font-name="Arial" style:font-name-asian="Arial" style:font-name-complex="Arial" fo:language="es" fo:country="MX"/>
    </style:style>
    <style:style style:name="P117" style:parent-style-name="Normal" style:family="paragraph">
      <style:text-properties style:font-name="Arial" style:font-name-asian="Arial" style:font-name-complex="Arial" fo:language="es" fo:country="MX"/>
    </style:style>
    <style:style style:name="T11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language="es" fo:country="MX"/>
    </style:style>
    <style:style style:name="T119" style:parent-style-name="Fuentedepárrafopredeter." style:family="text">
      <style:text-properties style:font-name="Arial" style:font-name-asian="Arial" style:font-name-complex="Arial" fo:language="es" fo:country="MX"/>
    </style:style>
    <style:style style:name="P120" style:parent-style-name="Normal" style:family="paragraph">
      <style:text-properties style:font-name="Arial" style:font-name-asian="Arial" style:font-name-complex="Arial" fo:font-weight="bold" style:font-weight-asian="bold" style:font-weight-complex="bold" fo:language="es" fo:country="MX"/>
    </style:style>
    <style:style style:name="P121" style:parent-style-name="Normal" style:family="paragraph">
      <style:text-properties style:font-name="Arial" style:font-name-asian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<text:span text:style-name="T19">Facultad de Ingeniería</text:span></text:p>
            <text:p text:style-name="P20"/>
          </table:table-cell>
          <table:covered-table-cell/>
          <table:table-cell table:style-name="TableCell21">
            <text:p text:style-name="P22"/>
            <text:p text:style-name="P23"><text:span text:style-name="T24">Laboratorio de docencia</text:span></text:p>
          </table:table-cell>
        </table:table-row>
      </table:table>
      <text:p text:style-name="Standard"/>
      <text:p text:style-name="Standard"/>
      <text:p text:style-name="P25"><text:span text:style-name="T26">Laboratorios</text:span><text:span text:style-name="T27"><text:s/>de<text:s/></text:span><text:span text:style-name="T28">computación</text:span></text:p>
      <text:p text:style-name="P29">salas A y B</text:p>
      <text:p text:style-name="P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 RODRIGUEZ ESPINO CLAUDI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  <text:p text:style-name="P43">Asignatura: FUNDAMENTOS DE PROGRAMACION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  <text:p text:style-name="P49">Grupo: 1102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  <text:p text:style-name="P55"><text:span text:style-name="T56">No de Práctica(s): 2 GNU/Linux</text:span><text:s/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  <text:p text:style-name="P62">Integrante(s): CHAVEZ MARTINEZ VALERIA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 2018-1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 25/08/2017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CALIFICACIÓN: __________</text:span></text:p>
      <text:p text:style-name="P106"/>
      <text:p text:style-name="Normal"><text:span text:style-name="T107">OBJETIVO:</text:span><text:span text:style-name="T108"><text:s/>Conocer la importancia del sistema operativo de una computadora, así como sus funciones. Explorar un sistema operativo GNU/Linux con el fin de conocer y utilizar los comandos básicos en GNU/Linux.</text:span></text:p>
      <text:p text:style-name="Normal"><text:span text:style-name="T109">DESARROLLO:<text:s/></text:span><text:span text:style-name="T110">En esta práctica manejamos una terminal del sistema operativo GNU/Linux para emplear algunos comandos básicos, que nos permitirá mayor manejo de lo que queramos hacer con alguna aplicación.<text:s/></text:span></text:p>
      <text:p text:style-name="P111">Nuestro primer comando fue el "ls" , este enlista archivos que se encuentran en este sistema, este comando tiene otra funciones, como al añadirle una "/" nos lleva a la raíz donde se encuentran los archivos. Y así existen más comandos de este.</text:p>
      <text:p text:style-name="P112">Otro comando que ocupamos fue "touch", este crea un archivo de texto y funciona algo así: "touch vlidy[.ext]" , cada quien puede ponerle el nombre que quiera.</text:p>
      <text:p text:style-name="P113">El comando "mkdir" es para crear carpetas, e igual como el anterior se ocupa el nombre que se desee, como, por ejemplo: "mkdir trabajos".</text:p>
      <text:p text:style-name="P114">Nuestro siguiente comando que ocupamos fue el "cd", y este nos sirve para ubicarnos en alguna de nuestras carpetas, a continuación, un ejemplo de cómo lo realizamos: "cd trabajos", y esta orden hará que nos lleve a la carpeta.</text:p>
      <text:p text:style-name="P115">El comando "clear" es para limpiar la pantalla después de tantos comandos puestos.</text:p>
      <text:p text:style-name="P116">Y vimos otros comandos más, como uno para copiar los archivos, para mover uno de un lugar a otro, y un comando para eliminar los archivos.</text:p>
      <text:p text:style-name="P117"/>
      <text:p text:style-name="Normal"><text:span text:style-name="T118">CONCLUSION:<text:s/></text:span><text:span text:style-name="T119">En esta práctica no pude poner las capturas de pantalla porque olvidé tomarlas al momento. Durante esta hubo algunos comandos que me confundieron, y esto provoco que me atorara un poco. Pero puedo concluir que es bueno conocer distintos sistemas operativos y alguno de sus manejos internos, ya que, como futuros ingenieros, esto nos puede ayudar a resolver algún problema.</text:span></text:p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VaLery MaRtine</dc:creator>
    <meta:creation-date>2017-08-26T00:15:00Z</meta:creation-date>
    <dc:date>2017-08-26T00:15:00Z</dc:date>
    <meta:template xlink:href="Normal.dotm" xlink:type="simple"/>
    <meta:editing-cycles>8</meta:editing-cycles>
    <meta:editing-duration>PT0S</meta:editing-duration>
    <meta:document-statistic meta:page-count="1" meta:paragraph-count="4" meta:word-count="339" meta:character-count="2204" meta:row-count="15" meta:non-whitespace-character-count="1869"/>
  </office:meta>
</office:document-meta>
</file>